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rumpet archon RP encounter</text:h>
      <text:h text:style-name="Heading_20_2" text:outline-level="2">Scene</text:h>
      <text:p text:style-name="Standard">Alley between two buildings. A red hopper hive has blocked the way entirely and the archon sits on the ground. Found initially looking down with its head in its hands. Name is long since forgotten and does not respond to anything unless approached. </text:p>
      <text:p text:style-name="Standard"/>
      <text:h text:style-name="Heading_20_2" text:outline-level="2">When Approached</text:h>
      <text:p text:style-name="Standard"><text:span text:style-name="T1">The trumpet archon regards target:</text:span> I believe I can see the future</text:p>
      <text:p text:style-name="Standard"><text:span text:style-name="T1">Leans back maintaining eye contact:</text:span> 'Cause I repeat the same routine</text:p>
      <text:p text:style-name="Standard"><text:span text:style-name="T1">Puts hand over heart:</text:span> I think I used to have a purpose</text:p>
      <text:p text:style-name="Standard"><text:span text:style-name="T1">Looks down for a moment and shakes head:</text:span> Then again, that might have been a dream</text:p>
      <text:p text:style-name="Standard"/>
      <text:p text:style-name="Standard"><text:span text:style-name="T1">Looks down and clenches the mouthpiece stub of his trumpet in his hands:</text:span> I think I used to have a voice</text:p>
      <text:p text:style-name="Standard"><text:span text:style-name="T1">Turns it about in his hands:</text:span> And now I never make a sound</text:p>
      <text:p text:style-name="Standard"><text:span text:style-name="T1">Looks emphatically at target:</text:span> I just do what I've been told</text:p>
      <text:p text:style-name="Standard"><text:span text:style-name="T1">Looks around fearfully:</text:span> I really don't want them to come around, oh no</text:p>
      <text:p text:style-name="Standard"/>
      <text:p text:style-name="Standard"><text:span text:style-name="T1">Looks directly at closest without apparent emotion:</text:span> Every day is exactly the same</text:p>
      <text:p text:style-name="Standard"><text:span text:style-name="T1">Looks back down at target's feet:</text:span> Every day is exactly the same</text:p>
      <text:p text:style-name="Standard"><text:span text:style-name="T1">Leans in to look at target better in the eyes:</text:span> There is no love here, and there is no pain</text:p>
      <text:p text:style-name="Standard"/>
      <text:p text:style-name="Standard"><text:span text:style-name="T1">Looks side to side:</text:span> I can feel their eyes are watching; in case I find myself again</text:p>
      <text:p text:style-name="Standard"><text:span text:style-name="T1">Leans back as if exhausted:</text:span> Sometimes I think I'm happy here</text:p>
      <text:p text:style-name="Standard"><text:span text:style-name="T1">Shoulders shrug in a forced chuckle:</text:span> Sometimes, yeah, I still pretend</text:p>
      <text:p text:style-name="Standard"/>
      <text:p text:style-name="Standard"><text:span text:style-name="T1">Yells:</text:span> I can't remember how this got started</text:p>
      <text:p text:style-name="Standard"><text:span text:style-name="T1">Points at target:</text:span> Oh, but I can tell you exactly how it will end</text:p>
      <text:p text:style-name="Standard"/>
      <text:p text:style-name="Standard"><text:span text:style-name="T1">Head in hands:</text:span> Every day is exactly the same. Every day is exactly the same.</text:p>
      <text:p text:style-name="Standard"><text:span text:style-name="T1">Looks up from head in hands:</text:span> There is no love here, and there is no pain.</text:p>
      <text:p text:style-name="Standard"/>
      <text:p text:style-name="Standard"><text:span text:style-name="T1">INTERRUPT:</text:span> *beckons*</text:p>
      <text:p text:style-name="Standard"/>
      <text:p text:style-name="Standard"><text:span text:style-name="T1">Puts finger to underside of target's chin:</text:span> I'm writing on a little piece of paper</text:p>
      <text:p text:style-name="Standard"><text:span text:style-name="T1">Leans past to whisper in target's ear:</text:span> I'm hoping someday you might find</text:p>
      <text:p text:style-name="Standard"><text:span text:style-name="T1">Tilts head slightly and leans back:</text:span> Well, I'll hide it behind something</text:p>
      <text:p text:style-name="Standard"><text:span text:style-name="T1">Leans in again: </text:span>They won't look behind</text:p>
      <text:p text:style-name="Standard"/>
      <text:p text:style-name="Standard"><text:span text:style-name="T1">Eyes open wide showing gear surrounded pupil and says through his teeth in an almost frenzied warning:</text:span> I am still inside here</text:p>
      <text:p text:style-name="Standard"><text:span text:style-name="T1">A silver teardrop runs down the outer corner of eyes, Gathers a bit of tear on a finger:</text:span> A little bit comes bleeding through</text:p>
      <text:p text:style-name="Standard"><text:span text:style-name="T1">looks at teardrop:</text:span> I wish this could have been any other way</text:p>
      <text:p text:style-name="Standard"><text:span text:style-name="T1">Yells upward and assumes fetal position:</text:span> Oh, but I just don't know, I don't know what else I can do</text:p>
      <text:p text:style-name="Standard"/>
      <text:p text:style-name="Standard"><text:span text:style-name="T1">Chants in a disturbed fashion from fetal position:</text:span> Every day is exactly the same; There is no love here, and there is no p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Heading" style:next-style-name="Text_20_body" style:class="text" style:default-outline-level="1">
      <style:paragraph-properties fo:margin-left="0.3in" fo:margin-right="0in" fo:text-align="center" style:justify-single-word="false" fo:text-indent="0in" style:auto-text-indent="false"/>
      <style:text-properties fo:text-transform="capitalize" style:font-name="Times New Roman1" fo:font-size="30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3in" fo:margin-right="0in" fo:text-indent="0.5in" style:auto-text-indent="false"/>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4-30T23:20:53.45</dc:date>
    <meta:editing-duration>PT00H11M22S</meta:editing-duration>
    <meta:editing-cycles>2</meta:editing-cycles>
    <meta:generator>OpenOffice.org/3.0$Win32 OpenOffice.org_project/300m15$Build-9379</meta:generator>
    <meta:document-statistic meta:table-count="0" meta:image-count="0" meta:object-count="0" meta:page-count="1" meta:paragraph-count="32" meta:word-count="447" meta:character-count="2371"/>
  </office:meta>
</office:document-meta>
</file>